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SqlQuery.MappingSqlQuery( DataSource ds ,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SqlQuery.MappingSql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ppingSqlQuery.mapRow( ResultSet rs , int rowNum , @ Nullable Object [ ] parameters , @ Nullable Map &lt; ? ,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